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a47" officeooo:paragraph-rsid="000bda47"/>
    </style:style>
    <style:style style:name="T1" style:family="text">
      <style:text-properties officeooo:rsid="000bda47"/>
    </style:style>
    <style:style style:name="T2" style:family="text">
      <style:text-properties fo:font-weight="bold" officeooo:rsid="000bda4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da4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2">VECTOR</text:span></text:p>
      <text:p text:style-name="P1"><text:span text:style-name="T3"><text:tab/>Vector are sequence container that represent array that change in size.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6:18:54.359924219</meta:creation-date>
    <dc:date>2019-01-10T16:20:37.847961586</dc:date>
    <meta:editing-duration>PT1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2" meta:character-count="79" meta:non-whitespace-character-count="67"/>
  </office:meta>
</office:document-meta>
</file>